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.812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125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5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able_20_Contents">
      <style:text-properties style:font-name="Times New Roman" officeooo:rsid="001780f7" officeooo:paragraph-rsid="001780f7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1780f7" officeooo:paragraph-rsid="001780f7"/>
    </style:style>
    <style:style style:name="P5" style:family="paragraph" style:parent-style-name="Table_20_Contents">
      <style:text-properties style:font-name="Times New Roman" officeooo:rsid="0017f47c" officeooo:paragraph-rsid="0017f47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17f47c" officeooo:paragraph-rsid="0017f47c"/>
    </style:style>
    <style:style style:name="P7" style:family="paragraph" style:parent-style-name="Table_20_Contents">
      <style:text-properties style:font-name="Times New Roman" officeooo:rsid="001d6d22" officeooo:paragraph-rsid="001d6d22"/>
    </style:style>
    <style:style style:name="P8" style:family="paragraph" style:parent-style-name="Table_20_Contents">
      <style:text-properties style:font-name="Times New Roman" officeooo:rsid="002358c1" officeooo:paragraph-rsid="002358c1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Times New Roman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Times New Roman" officeooo:paragraph-rsid="001780f7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Times New Roman" officeooo:rsid="001780f7" officeooo:paragraph-rsid="001780f7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Times New Roman" officeooo:paragraph-rsid="0017f47c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Times New Roman" officeooo:rsid="001c2899" officeooo:paragraph-rsid="001d48db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Times New Roman" fo:font-weight="bold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Times New Roman" fo:font-weight="bold" officeooo:rsid="001780f7" officeooo:paragraph-rsid="001d48db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Times New Roman" fo:font-weight="bold" officeooo:rsid="001780f7" officeooo:paragraph-rsid="001780f7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Times New Roman" fo:font-weight="bold" officeooo:rsid="001d48db" officeooo:paragraph-rsid="001d48db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Times New Roman" officeooo:rsid="001d48db" officeooo:paragraph-rsid="001d48db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Times New Roman" officeooo:rsid="001d6d22" officeooo:paragraph-rsid="001d6d22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Times New Roman" officeooo:paragraph-rsid="0015b1b0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Times New Roman" officeooo:paragraph-rsid="002353d3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Times New Roman" officeooo:rsid="002353d3" officeooo:paragraph-rsid="002353d3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Times New Roman" officeooo:rsid="002358c1" officeooo:paragraph-rsid="002358c1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25d605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25d605"/>
    </style:style>
    <style:style style:name="T1" style:family="text">
      <style:text-properties officeooo:rsid="0017f4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47c" style:font-weight-asian="bold" style:font-weight-complex="bold"/>
    </style:style>
    <style:style style:name="T4" style:family="text">
      <style:text-properties fo:font-weight="bold" officeooo:rsid="001780f7" style:font-weight-asian="bold" style:font-weight-complex="bold"/>
    </style:style>
    <style:style style:name="T5" style:family="text">
      <style:text-properties fo:font-weight="bold" officeooo:rsid="001fadd3" style:font-weight-asian="bold" style:font-weight-complex="bold"/>
    </style:style>
    <style:style style:name="T6" style:family="text">
      <style:text-properties fo:font-weight="bold" officeooo:rsid="0025196d" style:font-weight-asian="bold" style:font-weight-complex="bold"/>
    </style:style>
    <style:style style:name="T7" style:family="text">
      <style:text-properties officeooo:rsid="001d48d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80f7" style:font-weight-asian="normal" style:font-weight-complex="normal"/>
    </style:style>
    <style:style style:name="T10" style:family="text">
      <style:text-properties fo:font-weight="normal" officeooo:rsid="001d48db" style:font-weight-asian="normal" style:font-weight-complex="normal"/>
    </style:style>
    <style:style style:name="T11" style:family="text">
      <style:text-properties fo:font-weight="normal" officeooo:rsid="0022e0ba" style:font-weight-asian="normal" style:font-weight-complex="normal"/>
    </style:style>
    <style:style style:name="T12" style:family="text">
      <style:text-properties fo:font-weight="normal" officeooo:rsid="002353d3" style:font-weight-asian="normal" style:font-weight-complex="normal"/>
    </style:style>
    <style:style style:name="T13" style:family="text">
      <style:text-properties fo:font-weight="normal" officeooo:rsid="002358c1" style:font-weight-asian="normal" style:font-weight-complex="normal"/>
    </style:style>
    <style:style style:name="T14" style:family="text">
      <style:text-properties officeooo:rsid="001fadd3"/>
    </style:style>
    <style:style style:name="T15" style:family="text">
      <style:text-properties officeooo:rsid="00222b03"/>
    </style:style>
    <style:style style:name="T16" style:family="text">
      <style:text-properties officeooo:rsid="002353d3"/>
    </style:style>
    <style:style style:name="T17" style:family="text">
      <style:text-properties style:font-name="Times New Roman" style:text-underline-style="solid" style:text-underline-width="auto" style:text-underline-color="font-color"/>
    </style:style>
    <style:style style:name="T18" style:family="text">
      <style:text-properties style:font-name="Times New Roman" style:text-underline-style="solid" style:text-underline-width="auto" style:text-underline-color="font-color" officeooo:rsid="0025d605"/>
    </style:style>
    <style:style style:name="T19" style:family="text">
      <style:text-properties style:font-name="Times New Roman" style:text-underline-style="solid" style:text-underline-width="auto" style:text-underline-color="font-color" fo:font-weight="normal" officeooo:rsid="0025d605" style:font-weight-asian="normal" style:font-weight-complex="normal"/>
    </style:style>
    <style:style style:name="T20" style:family="text">
      <style:text-properties style:font-name="Times New Roman" fo:font-weight="normal" officeooo:rsid="0025d605" style:font-weight-asian="normal" style:font-weight-complex="normal"/>
    </style:style>
    <style:style style:name="T21" style:family="text">
      <style:text-properties style:font-name="Times New Roman" style:text-underline-style="none" fo:font-weight="normal" officeooo:rsid="0025d605" style:font-weight-asian="normal" style:font-weight-complex="normal"/>
    </style:style>
    <style:style style:name="T22" style:family="text">
      <style:text-properties officeooo:rsid="00251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1">Tyler Schmalenbach</text:span></text:span></text:p>
      <text:p text:style-name="P26"><text:span text:style-name="Strong_20_Emphasis"><text:span text:style-name="T21">1482664</text:span></text:span></text:p>
      <text:p text:style-name="P25"><text:span text:style-name="Strong_20_Emphasis"><text:span text:style-name="T18"/></text:span></text:p>
      <text:p text:style-name="P25"><text:span text:style-name="Strong_20_Emphasis"><text:span text:style-name="T18">Lab 2</text:span></text:span></text:p>
      <text:p text:style-name="P25"><text:span text:style-name="Strong_20_Emphasis"><text:span text:style-name="T18"/></text:span></text:p>
      <text:p text:style-name="P25"><text:span text:style-name="Strong_20_Emphasis"><text:span text:style-name="T18"/></text:span></text:p>
      <text:p text:style-name="P1"><text:span text:style-name="Strong_20_Emphasis"><text:span text:style-name="T17"/></text:span></text:p>
      <text:p text:style-name="P1"><text:span text:style-name="Strong_20_Emphasis"><text:span text:style-name="T17">[Questions]</text:span></text:span></text:p>
      <text:p text:style-name="P10">1. Convert signed binary to decimal</text:p>
      <text:p text:style-name="P11">0111 0110 <text:span text:style-name="T1">=</text:span></text:p>
      <text:p text:style-name="P12">(0 * 2^0) + <text:s/>(1 * 2^1) + (1 * 2^2) + (0 * 2^3) + (1 * 2^4) + (1 * 2^5) + (1 * 2^6) + (0 * 2^7) </text:p>
      <text:p text:style-name="P11"/>
      <text:p text:style-name="P11"><text:span text:style-name="T7">= 64 + 32 + 16 + 4 + 2 </text:span>= <text:span text:style-name="T2">118</text:span></text:p>
      <text:p text:style-name="P11"/>
      <text:p text:style-name="P13">1001 0001 <text:span text:style-name="T1">=</text:span></text:p>
      <text:p text:style-name="P14"><text:span text:style-name="T9">(-</text:span><text:span text:style-name="T8">1</text:span><text:span text:style-name="T9"> * 2^7) </text:span><text:span text:style-name="T10">+ </text:span><text:span text:style-name="T9">(</text:span><text:span text:style-name="T8">0</text:span><text:span text:style-name="T9"> * 2^6) + (</text:span><text:span text:style-name="T8">0</text:span><text:span text:style-name="T9"> * 2^5) + (</text:span><text:span text:style-name="T10">1</text:span><text:span text:style-name="T9"> * 2^4) + (</text:span><text:span text:style-name="T10">0</text:span><text:span text:style-name="T9"> * 2^3) + (</text:span><text:span text:style-name="T8">0</text:span><text:span text:style-name="T9"> * 2^2) + (</text:span><text:span text:style-name="T8">0</text:span><text:span text:style-name="T9"> * 2^1) + (</text:span><text:span text:style-name="T8">1</text:span><text:span text:style-name="T9"> * 2^0)</text:span><text:span text:style-name="T4"> <text:s text:c="4"/></text:span></text:p>
      <text:p text:style-name="P16"/>
      <text:p text:style-name="P19"><text:span text:style-name="T4">= </text:span><text:span text:style-name="T9">-</text:span><text:span text:style-name="T8">128 + 16 + 1 </text:span><text:span text:style-name="T2">= -111</text:span></text:p>
      <text:p text:style-name="P18"/>
      <text:p text:style-name="P10">2. Convert signed decimal to binary</text:p>
      <text:p text:style-name="P11">98 </text:p>
      <text:p text:style-name="P12"><text:s text:c="3"/>Quotient<text:tab/>Remainder</text:p>
      <table:table table:name="Table1" table:style-name="Table1">
        <table:table-column table:style-name="Table1.A"/>
        <table:table-column table:style-name="Table1.B"/>
        <table:table-row table:style-name="TableLine94080853755360">
          <table:table-cell table:style-name="Table1.A1" office:value-type="string">
            <text:p text:style-name="P3">98 / 2 = <text:s/><text:span text:style-name="T1">49</text:span></text:p>
          </table:table-cell>
          <table:table-cell table:style-name="Table1.B1" office:value-type="string">
            <text:p text:style-name="P4">0</text:p>
          </table:table-cell>
        </table:table-row>
        <table:table-row table:style-name="TableLine94080855984928">
          <table:table-cell table:style-name="Table1.A2" office:value-type="string">
            <text:p text:style-name="P5">49 / 2 = 24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Line94080856863360">
          <table:table-cell table:style-name="Table1.A2" office:value-type="string">
            <text:p text:style-name="P5">24 / 2 = 12</text:p>
          </table:table-cell>
          <table:table-cell table:style-name="Table1.B2" office:value-type="string">
            <text:p text:style-name="P6">0</text:p>
          </table:table-cell>
        </table:table-row>
        <table:table-row table:style-name="TableLine94080856654880">
          <table:table-cell table:style-name="Table1.A2" office:value-type="string">
            <text:p text:style-name="P5">12 / 2 = 6</text:p>
          </table:table-cell>
          <table:table-cell table:style-name="Table1.B2" office:value-type="string">
            <text:p text:style-name="P6">0</text:p>
          </table:table-cell>
        </table:table-row>
        <table:table-row table:style-name="TableLine94080856655536">
          <table:table-cell table:style-name="Table1.A2" office:value-type="string">
            <text:p text:style-name="P5">6 / 2 = 3</text:p>
          </table:table-cell>
          <table:table-cell table:style-name="Table1.B2" office:value-type="string">
            <text:p text:style-name="P6">0</text:p>
          </table:table-cell>
        </table:table-row>
        <table:table-row table:style-name="TableLine94080856662512">
          <table:table-cell table:style-name="Table1.A2" office:value-type="string">
            <text:p text:style-name="P5">3 / 2 = 1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Line94080856663280">
          <table:table-cell table:style-name="Table1.A2" office:value-type="string">
            <text:p text:style-name="P5">1 / 1 </text:p>
          </table:table-cell>
          <table:table-cell table:style-name="Table1.B2" office:value-type="string">
            <text:p text:style-name="P6">1</text:p>
          </table:table-cell>
        </table:table-row>
      </table:table>
      <text:p text:style-name="P11"/>
      <text:p text:style-name="P11">= <text:span text:style-name="T3">0</text:span><text:span text:style-name="T4">110 0010</text:span></text:p>
      <text:p text:style-name="P17"/>
      <text:p text:style-name="P10">- 46</text:p>
      <table:table table:name="Table2" table:style-name="Table2">
        <table:table-column table:style-name="Table2.A"/>
        <table:table-column table:style-name="Table2.B"/>
        <table:table-row table:style-name="TableLine94080856835104">
          <table:table-cell table:style-name="Table2.A1" office:value-type="string">
            <text:p text:style-name="P7">46 / 2 = 23 </text:p>
          </table:table-cell>
          <table:table-cell table:style-name="Table2.B1" office:value-type="string">
            <text:p text:style-name="P7">0</text:p>
          </table:table-cell>
        </table:table-row>
        <table:table-row table:style-name="TableLine94080856679952">
          <table:table-cell table:style-name="Table2.A2" office:value-type="string">
            <text:p text:style-name="P7">23 / 2 = 11</text:p>
          </table:table-cell>
          <table:table-cell table:style-name="Table2.B2" office:value-type="string">
            <text:p text:style-name="P7">1</text:p>
          </table:table-cell>
        </table:table-row>
        <table:table-row table:style-name="TableLine94080856681280">
          <table:table-cell table:style-name="Table2.A2" office:value-type="string">
            <text:p text:style-name="P7">11 / 2 = 5</text:p>
          </table:table-cell>
          <table:table-cell table:style-name="Table2.B2" office:value-type="string">
            <text:p text:style-name="P7">1</text:p>
          </table:table-cell>
        </table:table-row>
        <table:table-row table:style-name="TableLine94080856681936">
          <table:table-cell table:style-name="Table2.A2" office:value-type="string">
            <text:p text:style-name="P7">5 / 2 = 4</text:p>
          </table:table-cell>
          <table:table-cell table:style-name="Table2.B2" office:value-type="string">
            <text:p text:style-name="P7">1</text:p>
          </table:table-cell>
        </table:table-row>
        <table:table-row table:style-name="TableLine94080856682672">
          <table:table-cell table:style-name="Table2.A2" office:value-type="string">
            <text:p text:style-name="P7">4 / 2 = 2</text:p>
          </table:table-cell>
          <table:table-cell table:style-name="Table2.B2" office:value-type="string">
            <text:p text:style-name="P7">0</text:p>
          </table:table-cell>
        </table:table-row>
        <table:table-row table:style-name="TableLine94080856683488">
          <table:table-cell table:style-name="Table2.A2" office:value-type="string">
            <text:p text:style-name="P7">2 / 2 = 1 </text:p>
          </table:table-cell>
          <table:table-cell table:style-name="Table2.B2" office:value-type="string">
            <text:p text:style-name="P7">0</text:p>
          </table:table-cell>
        </table:table-row>
        <text:soft-page-break/>
        <table:table-row table:style-name="TableLine94080856684256">
          <table:table-cell table:style-name="Table2.A2" office:value-type="string">
            <text:p text:style-name="P7">1 / 2 = 0</text:p>
          </table:table-cell>
          <table:table-cell table:style-name="Table2.B2" office:value-type="string">
            <text:p text:style-name="P7">1</text:p>
          </table:table-cell>
        </table:table-row>
      </table:table>
      <text:p text:style-name="P10"/>
      <text:p text:style-name="P20">0100 1110 → 10110001 + 1 = <text:span text:style-name="T2">10110010</text:span></text:p>
      <text:p text:style-name="P10"/>
      <text:p text:style-name="P21">3. Convert signed decimal to hexadecimal</text:p>
      <text:p text:style-name="P21">105</text:p>
      <text:p text:style-name="P21"/>
      <table:table table:name="Table3" table:style-name="Table3">
        <table:table-column table:style-name="Table3.A"/>
        <table:table-column table:style-name="Table3.B"/>
        <table:table-row table:style-name="TableLine94080846819888">
          <table:table-cell table:style-name="Table3.A1" office:value-type="string">
            <text:p text:style-name="P8">105 / 16 = 6</text:p>
          </table:table-cell>
          <table:table-cell table:style-name="Table3.B1" office:value-type="string">
            <text:p text:style-name="P8">9</text:p>
          </table:table-cell>
        </table:table-row>
        <table:table-row table:style-name="TableLine94080846819888">
          <table:table-cell table:style-name="Table3.A2" office:value-type="string">
            <text:p text:style-name="P8">6 / 16 = 0</text:p>
          </table:table-cell>
          <table:table-cell table:style-name="Table3.B2" office:value-type="string">
            <text:p text:style-name="P8">6</text:p>
          </table:table-cell>
        </table:table-row>
      </table:table>
      <text:p text:style-name="P21"/>
      <text:p text:style-name="P24">= <text:span text:style-name="T2">69</text:span></text:p>
      <text:p text:style-name="P21"/>
      <text:p text:style-name="P10">- 82</text:p>
      <text:p text:style-name="P24">convert to binary</text:p>
      <table:table table:name="Table4" table:style-name="Table4">
        <table:table-column table:style-name="Table4.A"/>
        <table:table-column table:style-name="Table4.B"/>
        <table:table-row table:style-name="TableLine140705141927520">
          <table:table-cell table:style-name="Table4.A1" office:value-type="string">
            <text:p text:style-name="P8">82 / 2 = 41</text:p>
          </table:table-cell>
          <table:table-cell table:style-name="Table4.B1" office:value-type="string">
            <text:p text:style-name="P8">0</text:p>
          </table:table-cell>
        </table:table-row>
        <table:table-row table:style-name="TableLine140705141927520">
          <table:table-cell table:style-name="Table4.A2" office:value-type="string">
            <text:p text:style-name="P8">41 / 2 = 20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Line140705141927520">
          <table:table-cell table:style-name="Table4.A2" office:value-type="string">
            <text:p text:style-name="P8">20 / 2 = 10</text:p>
          </table:table-cell>
          <table:table-cell table:style-name="Table4.B2" office:value-type="string">
            <text:p text:style-name="P8">0</text:p>
          </table:table-cell>
        </table:table-row>
        <table:table-row table:style-name="TableLine140705141927520">
          <table:table-cell table:style-name="Table4.A2" office:value-type="string">
            <text:p text:style-name="P8">10 / 2 = 5</text:p>
          </table:table-cell>
          <table:table-cell table:style-name="Table4.B2" office:value-type="string">
            <text:p text:style-name="P8">0</text:p>
          </table:table-cell>
        </table:table-row>
        <table:table-row table:style-name="TableLine140705141927520">
          <table:table-cell table:style-name="Table4.A2" office:value-type="string">
            <text:p text:style-name="P8">5 / 2 = 2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Line140705141927520">
          <table:table-cell table:style-name="Table4.A2" office:value-type="string">
            <text:p text:style-name="P8">2 / 2 = 1</text:p>
          </table:table-cell>
          <table:table-cell table:style-name="Table4.B2" office:value-type="string">
            <text:p text:style-name="P8">0</text:p>
          </table:table-cell>
        </table:table-row>
        <table:table-row table:style-name="TableLine140705141927520">
          <table:table-cell table:style-name="Table4.A2" office:value-type="string">
            <text:p text:style-name="P8">1 / 2 = 0</text:p>
          </table:table-cell>
          <table:table-cell table:style-name="Table4.B2" office:value-type="string">
            <text:p text:style-name="P8">1</text:p>
          </table:table-cell>
        </table:table-row>
      </table:table>
      <text:p text:style-name="P24"/>
      <text:p text:style-name="P24">= 0101 0010 --&gt; 1010 1101 + 1 = 1010 1110<text:span text:style-name="T22"> = </text:span><text:span text:style-name="T6">AE</text:span></text:p>
      <text:p text:style-name="P10"/>
      <text:p text:style-name="P10">4. Convert signed hexadecimal to decimal</text:p>
      <text:p text:style-name="P10">3456 <text:span text:style-name="T14">= (3 * 16^3) + (4 * 16^2) + (5 * 16^1) + (6 * 16^0) = </text:span><text:span text:style-name="T5">13398</text:span></text:p>
      <text:p text:style-name="P22">A82C<text:span text:style-name="T15"> = 1010 1000 0010 1100</text:span><text:span text:style-name="T16"> </text:span><text:span text:style-name="T11"><text:s/></text:span><text:span text:style-name="T12">--&gt; 0101 0111 1101 0011 + 1 --&gt; <text:s/>0101 0111 1101 0100</text:span></text:p>
      <text:p text:style-name="P22"><text:span text:style-name="T12"/></text:p>
      <text:p text:style-name="P23"><text:span text:style-name="T8">= (0 * 2^15) + (-1 * 2^14) + (0 * 2^13) + (1 * 2^12) + (0 * 2^11) + (1 * 2^10) + (1 * 2^9) + (1 * 2^8) + (1 * 2^7) + (1 * 2^6) + (0 * 2^5) + (1 * 2^4) + (0 * 2^3) + (1 * 2^2) + (0 * 2^1) + (0 * 2^0)</text:span><text:span text:style-name="T13"> </text:span></text:p>
      <text:p text:style-name="P23"><text:span text:style-name="T13"/></text:p>
      <text:p text:style-name="P24"><text:span text:style-name="T13">=</text:span><text:span text:style-name="T2"> -10,284</text:span></text:p>
      <text:p text:style-name="P1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9:49:03.735806626</meta:creation-date>
    <dc:date>2022-02-02T15:36:52.983068991</dc:date>
    <meta:editing-duration>PT43M24S</meta:editing-duration>
    <meta:editing-cycles>6</meta:editing-cycles>
    <meta:generator>LibreOffice/7.1.8.1$Linux_X86_64 LibreOffice_project/10$Build-1</meta:generator>
    <meta:document-statistic meta:table-count="4" meta:image-count="0" meta:object-count="0" meta:page-count="2" meta:paragraph-count="74" meta:word-count="397" meta:character-count="1210" meta:non-whitespace-character-count="872"/>
  </office:meta>
</office:document-meta>
</file>